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6.979cm" table:align="margins"/>
    </style:style>
    <style:style style:name="Tableau1.A" style:family="table-column">
      <style:table-column-properties style:column-width="10.94cm" style:rel-column-width="42225*"/>
    </style:style>
    <style:style style:name="Tableau1.B" style:family="table-column">
      <style:table-column-properties style:column-width="6.04cm" style:rel-column-width="23310*"/>
    </style:style>
    <style:style style:name="Tableau1.A1" style:family="table-cell">
      <style:table-cell-properties fo:padding="0.097cm" fo:border="none"/>
    </style:style>
    <style:style style:name="P1" style:family="paragraph" style:parent-style-name="Standard">
      <style:paragraph-properties fo:line-height="100%" fo:text-align="start" style:justify-single-word="false"/>
      <style:text-properties style:font-name="Times New Roman"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16215a" officeooo:paragraph-rsid="0016215a" style:font-size-asian="16pt" style:font-weight-asian="bold" style:font-size-complex="16pt" style:font-weight-complex="bold"/>
    </style:style>
    <style:style style:name="P5" style:family="paragraph" style:parent-style-name="Table_20_Contents">
      <style:paragraph-properties fo:line-height="100%" fo:text-align="end" style:justify-single-word="false"/>
      <style:text-properties style:font-name="Times New Roman" fo:font-weight="bold" style:font-weight-asian="bold" style:font-weight-complex="bold"/>
    </style:style>
    <style:style style:name="P6" style:family="paragraph" style:parent-style-name="Standard">
      <style:paragraph-properties fo:margin-top="0.101cm" fo:margin-bottom="0.101cm" loext:contextual-spacing="false" fo:line-height="115%" fo:text-align="justify" style:justify-single-word="false"/>
      <style:text-properties style:font-name="Times New Roman" fo:font-weight="bold" style:font-weight-asian="bold" style:font-weight-complex="bold"/>
    </style:style>
    <style:style style:name="P7" style:family="paragraph" style:parent-style-name="Standard">
      <style:paragraph-properties fo:margin-top="0.101cm" fo:margin-bottom="0.101cm" loext:contextual-spacing="false" fo:line-height="115%" fo:text-align="justify" style:justify-single-word="false"/>
      <style:text-properties style:font-name="Times New Roman"/>
    </style:style>
    <style:style style:name="P8" style:family="paragraph" style:parent-style-name="Standard">
      <style:paragraph-properties fo:margin-top="0.101cm" fo:margin-bottom="0.101cm" loext:contextual-spacing="false" fo:line-height="115%" fo:text-align="justify" style:justify-single-word="false"/>
      <style:text-properties style:font-name="Times New Roman" fo:font-size="14pt"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style:font-name="Times New Roman" fo:font-style="italic" fo:font-weight="bold" style:font-style-asian="italic" style:font-weight-asian="bold" style:font-style-complex="italic" style:font-weight-complex="bold"/>
    </style:style>
    <style:style style:name="P10" style:family="paragraph" style:parent-style-name="Standard">
      <style:paragraph-properties fo:margin-top="0.101cm" fo:margin-bottom="0.101cm" loext:contextual-spacing="false" fo:line-height="115%" fo:text-align="justify" style:justify-single-word="false"/>
      <style:text-properties style:font-name="Courier" fo:font-size="10pt" style:font-size-asian="10pt" style:font-size-complex="10pt"/>
    </style:style>
    <style:style style:name="P11" style:family="paragraph" style:parent-style-name="Preformatted_20_Text">
      <style:paragraph-properties fo:margin-top="0.101cm" fo:margin-bottom="0.101cm" loext:contextual-spacing="false" fo:line-height="115%" fo:text-align="justify" style:justify-single-word="false" style:writing-mode="page"/>
      <style:text-properties style:font-name="Courier" fo:font-size="12pt" style:font-size-asian="12pt" style:font-size-complex="12pt"/>
    </style:style>
    <style:style style:name="P12" style:family="paragraph" style:parent-style-name="Preformatted_20_Text">
      <style:paragraph-properties fo:margin-top="0.101cm" fo:margin-bottom="0.101cm" loext:contextual-spacing="false" fo:line-height="125%" style:writing-mode="page"/>
      <style:text-properties style:font-name="Courier" fo:font-size="12pt" style:font-size-asian="12pt" style:font-size-complex="12pt"/>
    </style:style>
    <style:style style:name="P13" style:family="paragraph" style:parent-style-name="Preformatted_20_Text">
      <style:paragraph-properties fo:margin-top="0.101cm" fo:margin-bottom="0.101cm" loext:contextual-spacing="false" fo:line-height="115%" fo:text-align="justify" style:justify-single-word="false"/>
      <style:text-properties style:font-name="Times New Roman"/>
    </style:style>
    <style:style style:name="P14" style:family="paragraph" style:parent-style-name="Preformatted_20_Text">
      <style:paragraph-properties fo:margin-top="0.101cm" fo:margin-bottom="0.101cm" loext:contextual-spacing="false" fo:line-height="115%" fo:text-align="justify" style:justify-single-word="false"/>
      <style:text-properties style:font-name="Courier" fo:font-size="12pt" style:font-size-asian="12pt" style:font-size-complex="12pt"/>
    </style:style>
    <style:style style:name="P15" style:family="paragraph" style:parent-style-name="Standard" style:list-style-name="L1">
      <style:paragraph-properties fo:margin-top="0.101cm" fo:margin-bottom="0.101cm" loext:contextual-spacing="false" fo:line-height="115%" fo:text-align="justify" style:justify-single-word="false"/>
      <style:text-properties style:font-name="Times New Roman"/>
    </style:style>
    <style:style style:name="P16" style:family="paragraph" style:parent-style-name="Standard" style:list-style-name="L2">
      <style:paragraph-properties fo:margin-top="0.101cm" fo:margin-bottom="0.101cm" loext:contextual-spacing="false" fo:line-height="115%" fo:text-align="justify" style:justify-single-word="false"/>
      <style:text-properties style:font-name="Times New Roman"/>
    </style:style>
    <style:style style:name="P17" style:family="paragraph" style:parent-style-name="Standard" style:list-style-name="L3">
      <style:paragraph-properties fo:margin-top="0.101cm" fo:margin-bottom="0.101cm" loext:contextual-spacing="false" fo:line-height="115%" fo:text-align="justify" style:justify-single-word="false"/>
      <style:text-properties style:font-name="Times New Roman"/>
    </style:style>
    <style:style style:name="P18" style:family="paragraph" style:parent-style-name="Standard" style:list-style-name="L4">
      <style:paragraph-properties fo:margin-top="0.101cm" fo:margin-bottom="0.101cm" loext:contextual-spacing="false" fo:line-height="115%" fo:text-align="justify" style:justify-single-word="false"/>
      <style:text-properties style:font-name="Times New Roman" officeooo:paragraph-rsid="0013f7f9"/>
    </style:style>
    <style:style style:name="P19" style:family="paragraph" style:parent-style-name="Standard" style:list-style-name="L4">
      <style:paragraph-properties fo:margin-top="0.101cm" fo:margin-bottom="0.101cm" loext:contextual-spacing="false" fo:line-height="115%" fo:text-align="justify" style:justify-single-word="false"/>
      <style:text-properties style:font-name="Times New Roman" fo:font-style="normal" fo:font-weight="normal" officeooo:rsid="0013c05b" style:font-style-asian="normal" style:font-weight-asian="normal" style:font-style-complex="normal" style:font-weight-complex="normal"/>
    </style:style>
    <style:style style:name="P20" style:family="paragraph" style:parent-style-name="Standard" style:list-style-name="L4">
      <style:paragraph-properties fo:margin-top="0.101cm" fo:margin-bottom="0.101cm" loext:contextual-spacing="false" fo:line-height="115%" fo:text-align="justify" style:justify-single-word="false"/>
      <style:text-properties style:font-name="Times New Roman" fo:font-style="normal" fo:font-weight="normal" officeooo:rsid="0013f7f9" officeooo:paragraph-rsid="0013f7f9"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color="#333333"/>
    </style:style>
    <style:style style:name="T3" style:family="text">
      <style:text-properties fo:color="#008800" fo:font-weight="bold"/>
    </style:style>
    <style:style style:name="T4" style:family="text">
      <style:text-properties fo:background-color="#fff0f0" loext:char-shading-value="0"/>
    </style:style>
    <style:style style:name="T5" style:family="text">
      <style:text-properties fo:color="#0000c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3f7f9" style:font-style-asian="normal" style:font-weight-asian="normal" style:font-style-complex="normal" style:font-weight-complex="normal"/>
    </style:style>
    <style:style style:name="T8" style:family="text">
      <style:text-properties fo:font-style="normal" fo:font-weight="normal" officeooo:rsid="0015ecb3" style:font-style-asian="normal" style:font-weight-asian="normal" style:font-style-complex="normal" style:font-weight-complex="normal"/>
    </style:style>
    <style:style style:name="T9" style:family="text">
      <style:text-properties fo:font-style="normal" fo:font-weight="normal" officeooo:rsid="0017f759" style:font-style-asian="normal" style:font-weight-asian="normal" style:font-style-complex="normal" style:font-weight-complex="normal"/>
    </style:style>
    <style:style style:name="T10" style:family="text">
      <style:text-properties fo:font-style="normal" fo:font-weight="normal" officeooo:rsid="001944bb" style:font-style-asian="normal" style:font-weight-asian="normal" style:font-style-complex="normal" style:font-weight-complex="normal"/>
    </style:style>
    <style:style style:name="T11" style:family="text">
      <style:text-properties fo:font-style="normal" fo:font-weight="normal" officeooo:rsid="001b1bea" style:font-style-asian="normal" style:font-weight-asian="normal" style:font-style-complex="normal" style:font-weight-complex="normal"/>
    </style:style>
    <style:style style:name="T12" style:family="text">
      <style:text-properties officeooo:rsid="0011bb2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Université de Jijel</text:p>
            <text:p text:style-name="P1">Faculté des Sciences Exactes et d'Informatique</text:p>
            <text:p text:style-name="P1">Département d'Informatique</text:p>
          </table:table-cell>
          <table:table-cell table:style-name="Tableau1.A1" office:value-type="string">
            <text:p text:style-name="P5">A. U : 202<text:span text:style-name="T12">2</text:span>/202<text:span text:style-name="T12">3</text:span></text:p>
            <text:p text:style-name="P5">3L</text:p>
            <text:p text:style-name="P5">Données semi-structurées</text:p>
            <text:p text:style-name="P5"/>
          </table:table-cell>
        </table:table-row>
      </table:table>
      <text:p text:style-name="Standard"/>
      <text:p text:style-name="P3">TP N° 02</text:p>
      <text:p text:style-name="P4">(Partie 01)</text:p>
      <text:p text:style-name="P2"/>
      <text:p text:style-name="P8">Objectifs</text:p>
      <text:p text:style-name="P7">L’objectif de cette série de TP est de :</text:p>
      <text:list xml:id="list5668901483728353113" text:style-name="L1">
        <text:list-item>
          <text:p text:style-name="P15">Créer et parser un premier document XML : en se basant sur les deux premiers rappels (TP 01), vous allez pouvoir créer un document XML. Pour l’exploiter, ce document doit être “parsé”. La première manipulation proposée sera un simple affichage.</text:p>
        </text:list-item>
      </text:list>
      <text:p text:style-name="P7"/>
      <text:p text:style-name="P8">Travail à réaliser</text:p>
      <text:p text:style-name="P6">Création d’un premier document XML</text:p>
      <text:p text:style-name="P7">Comme son nom l’indique (eXtensible Markup Language), XML repose sur le même principe des balises que HTML. La différence réside dans l’ensemble des balises utilisées : au moment où HTML définit un ensemble précis de balises, XML donne la liberté au développeur pour créer les balises selon son modèle de données ou bien l’objectif de son utilisation. Cette carctéristique permet à XML de trouver des applications plus variées que HTML qui se limite à la création des pages web.</text:p>
      <text:p text:style-name="P7">Dans la troisième étape, proposez un modèle de données puis implémenter le en utilisant un fichier XML. Le DOM créé doit être d’une profondeur 2 au minimum.</text:p>
      <text:p text:style-name="P6">Parser le document XML créé</text:p>
      <text:p text:style-name="P7">Pour pouvoir le manipuler, un document XML peut être “parsé” pour extraire sa structure DOM. Comme les autres langages de programmation, XML doit être analysé avant d’être traité. La différence réside dans le résultat de ce traitement. Dans le cas d’un langage de programmation général, le résultat est un code binaire exécutable. Dans le cas d’un document XML, le résultat sera une strcuture de données qui contiendra l’ensemble des données contenues dans le fichier.</text:p>
      <text:p text:style-name="P7">En Java, les objets en relation avec le traitement des fichier XML sont :</text:p>
      <text:list xml:id="list969066306357521296" text:style-name="L2">
        <text:list-item>
          <text:p text:style-name="P16"><text:span text:style-name="T1">Node</text:span> : l’élément de base,</text:p>
        </text:list-item>
        <text:list-item>
          <text:p text:style-name="P16"><text:span text:style-name="T1">Document</text:span> : tous les noeuds du fichier XML,</text:p>
        </text:list-item>
        <text:list-item>
          <text:p text:style-name="P16"><text:span text:style-name="T1">Element</text:span> : un élément du fichier XML,</text:p>
        </text:list-item>
        <text:list-item>
          <text:p text:style-name="P16"><text:span text:style-name="T1">Attr</text:span> : un attribut d’un élément du fichier XML,</text:p>
        </text:list-item>
        <text:list-item>
          <text:p text:style-name="P16"><text:span text:style-name="T1">Text</text:span> : le contenu d’un élément XML.</text:p>
        </text:list-item>
      </text:list>
      <text:p text:style-name="P7">Avant d’accéder à ces objets, il est nécessaire de créer un parser et de lui passer le fichier XML. En Java, la méthode la plus simple consiste à utiliser “Document Builder” :</text:p>
      <text:p text:style-name="P7"/>
      <text:p text:style-name="P7"/>
      <text:p text:style-name="P7"><text:soft-page-break/></text:p>
      <text:p text:style-name="P11">File fichierXml <text:span text:style-name="T2">=</text:span> <text:span text:style-name="T3">new</text:span> File<text:span text:style-name="T2">(</text:span><text:span text:style-name="T4">"exemple.txt"</text:span><text:span text:style-name="T2">);</text:span></text:p>
      <text:p text:style-name="P12">DocumentBuilderFactory <text:bookmark-start text:name="__DdeLink__198_2139862785"/>builderFactory<text:bookmark-end text:name="__DdeLink__198_2139862785"/> <text:span text:style-name="T2">=</text:span> </text:p>
      <text:p text:style-name="P12"><text:tab/><text:tab/><text:tab/>DocumentBuilderFactory<text:span text:style-name="T2">.</text:span><text:span text:style-name="T5">newInstance</text:span><text:span text:style-name="T2">();</text:span></text:p>
      <text:p text:style-name="P12">DocumentBuilder builder <text:span text:style-name="T2">=</text:span> builderFactory<text:span text:style-name="T2">.</text:span><text:span text:style-name="T5">newDocumentBuilder</text:span><text:span text:style-name="T2">();</text:span></text:p>
      <text:p text:style-name="P10"/>
      <text:p text:style-name="P7">Ensuite, il suffit de lui passer le fichier de la manière suivante :</text:p>
      <text:p text:style-name="P13"/>
      <text:p text:style-name="P14">Document document <text:span text:style-name="T2">=</text:span> builder<text:span text:style-name="T2">.</text:span><text:span text:style-name="T5">parse</text:span><text:span text:style-name="T2">(</text:span>fichierXml<text:span text:style-name="T2">);</text:span></text:p>
      <text:p text:style-name="P7"/>
      <text:p text:style-name="P7">Il est aussi possible de lui passer une chaîne de carcatères, c’est-à-dire, vous pouvez lire vous même le fichier ou bien lire un flux de données à partir de la ligne de commande et ensuite vous paasez ce contenu au parseur.</text:p>
      <text:p text:style-name="P7">Les méthodes les plus courantes pour accéder et manipuer les différents éléments et leurs attributs sont :</text:p>
      <text:list xml:id="list8054603208606900648" text:style-name="L3">
        <text:list-item>
          <text:p text:style-name="P17">L’objet Document :</text:p>
          <text:list>
            <text:list-item>
              <text:p text:style-name="P17">getDocumentElement() : pour récupérer la racine du document.</text:p>
            </text:list-item>
          </text:list>
        </text:list-item>
        <text:list-item>
          <text:p text:style-name="P17">L’objet Node :</text:p>
          <text:list>
            <text:list-item>
              <text:p text:style-name="P17">getFirstChild() : pour récupérer le premier noeud fils,</text:p>
            </text:list-item>
            <text:list-item>
              <text:p text:style-name="P17">getLastChild() : pour récupérer le dernier neuds fils,</text:p>
            </text:list-item>
            <text:list-item>
              <text:p text:style-name="P17">getNextSibling() : pour récupérer le noeud suivant du même niveau,</text:p>
            </text:list-item>
            <text:list-item>
              <text:p text:style-name="P17">getPreviousSibling() : pour récupérer le noeud précédent du même niveau,</text:p>
            </text:list-item>
            <text:list-item>
              <text:p text:style-name="P17">getAttribute(nom_attribut) : pour récupérer la valeur de l’attribut “nom_attribut”,</text:p>
            </text:list-item>
            <text:list-item>
              <text:p text:style-name="P17"><text:span text:style-name="T6">getChildNodes</text:span>() : pour récupérer tous les noeuds fils.</text:p>
            </text:list-item>
          </text:list>
        </text:list-item>
        <text:list-item>
          <text:p text:style-name="P17">Accès au contenu :</text:p>
          <text:list>
            <text:list-item>
              <text:p text:style-name="P17">getTextContent() </text:p>
            </text:list-item>
            <text:list-item>
              <text:p text:style-name="P17">getText()</text:p>
            </text:list-item>
          </text:list>
        </text:list-item>
      </text:list>
      <text:p text:style-name="P9">Travail demandé </text:p>
      <text:list xml:id="list5555853690177532477" text:style-name="L4">
        <text:list-item>
          <text:p text:style-name="P19">Créer un document XML correct qui contient les informations suivantes :</text:p>
          <text:list>
            <text:list-item>
              <text:p text:style-name="P20">La racine est “bibliotheque”,</text:p>
            </text:list-item>
            <text:list-item>
              <text:p text:style-name="P20">La racine contient un ensemble de balises de type “livre”,</text:p>
            </text:list-item>
            <text:list-item>
              <text:p text:style-name="P20">Pour chaque balise “livre”, les balise “id”, “titre” et “dpublication” sont définies.</text:p>
            </text:list-item>
          </text:list>
        </text:list-item>
        <text:list-item>
          <text:p text:style-name="P18"><text:span text:style-name="T7">Ec</text:span><text:span text:style-name="T8">rire</text:span><text:span text:style-name="T7"> un programme qui parcour et affiche les informations de ce fichier </text:span><text:span text:style-name="T10">sur</text:span><text:span text:style-name="T9"> une </text:span><text:span text:style-name="T11">fenêtre (</text:span><text:span text:style-name="T9">JFrame</text:span><text:span text:style-name="T11">)</text:span><text:span text:style-name="T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cm" fo:margin-bottom="0.499cm"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none"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editing-cycles>26</meta:editing-cycles>
    <meta:creation-date>2008-08-22T11:41:04</meta:creation-date>
    <dc:date>2023-02-14T23:35:11.649338216</dc:date>
    <meta:editing-duration>PT2H23M58S</meta:editing-duration>
    <meta:document-statistic meta:table-count="1" meta:image-count="0" meta:object-count="0" meta:page-count="2" meta:paragraph-count="50" meta:word-count="587" meta:character-count="3588" meta:non-whitespace-character-count="3068"/>
  </office:meta>
</office:document-meta>
</file>